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Contained(CBTagsSet set);</text:p>
      <text:p text:style-name="Text_20_body"><text:tab/>boolean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exists(String tag);</text:p>
      <text:p text:style-name="Text_20_body"><text:tab/>int get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DishList[];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Date;<text:tab/></text:p>
      <text:p text:style-name="Text_20_body"><text:tab/>mCreatedTime<text:tab/>初始化时间</text:p>
      <text:p text:style-name="Text_20_body"><text:tab/>mSubmit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soft-page-break/><text:tab/>CBOrder(String recordPath);</text:p>
      <text:p text:style-name="Text_20_body"><text:tab/>boolean addDish(CBDish dish);<text:tab/>!若已经存在或与mDisabledTags冲突,则返回false!</text:p>
      <text:p text:style-name="Text_20_body"><text:tab/>boolean isDishChecked(CBDish dish);<text:tab/>dish是否已经被加入mDishList</text:p>
      <text:p text:style-name="Text_20_body"><text:tab/>boolean isDishDisabled(CBDish dish);<text:tab/>dish是否与mDisabledTags冲突</text:p>
      <text:p text:style-name="Text_20_body"><text:tab/>int getDishIndex(CBDish dish);<text:tab/>若不存在,返回-1</text:p>
      <text:p text:style-name="Text_20_body"><text:tab/>boolean removeDish(CBDish dish);<text:tab/>若dish不在 mDishList中,则返回false</text:p>
      <text:p text:style-name="Text_20_body"><text:tab/>boolean removeDish(int dishIndex);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boolean load(String path);</text:p>
      <text:p text:style-name="Text_20_body"><text:tab/>boolean save();</text:p>
      <text:p text:style-name="Text_20_body"><text:tab/>boolean save(String path);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菜单项 CBMenuItem</text:h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boolean mIsChecked<text:tab/>是否已经被选中</text:p>
      <text:p text:style-name="Text_20_body"/>
      <text:p text:style-name="Text_20_body"/>
      <text:h text:style-name="Heading_20_2" text:outline-level="2"><text:soft-page-break/>- 菜单项 CBMenu</text:h>
      <text:p text:style-name="Text_20_body">* 成员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4T22:21:22</dc:date>
    <meta:editing-duration>PT4H29M44S</meta:editing-duration>
    <meta:editing-cycles>122</meta:editing-cycles>
    <meta:generator>LibreOffice/3.5$Linux_x86 LibreOffice_project/350m1$Build-13</meta:generator>
    <meta:document-statistic meta:table-count="0" meta:image-count="0" meta:object-count="0" meta:page-count="4" meta:paragraph-count="81" meta:word-count="291" meta:character-count="1915" meta:non-whitespace-character-count="1786"/>
  </office:meta>
</office:document-meta>
</file>